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4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0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6"/>
        <table:table-column table:style-name="co6" table:default-cell-style-name="ce12"/>
        <table:table-column table:style-name="co7" table:default-cell-style-name="ce5"/>
        <table:table-column table:style-name="co8" table:default-cell-style-name="ce12"/>
        <table:table-column table:style-name="co9" table:default-cell-style-name="ce16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9-05" calcext:value-type="date">
            <text:p>05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0-06" calcext:value-type="date">
            <text:p>06/10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1-06" calcext:value-type="date">
            <text:p>06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2-05" calcext:value-type="date">
            <text:p>05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300" calcext:value-type="float">
            <text:p>300,00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7" office:value-type="string" calcext:value-type="string">
            <text:p>TOTAL</text:p>
          </table:table-cell>
          <table:table-cell table:style-name="ce21" table:formula="of:=SUM([.H2:.H7])" office:value-type="float" office:value="300" calcext:value-type="float">
            <text:p>300,00</text:p>
          </table:table-cell>
          <table:table-cell table:style-name="ce24"/>
          <table:table-cell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/>
          <table:table-cell table:style-name="ce22"/>
          <table:table-cell table:style-name="ce25"/>
          <table:table-cell table:number-columns-repeated="55"/>
        </table:table-row>
        <table:table-row table:style-name="ro3">
          <table:table-cell table:style-name="ce4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32.868945481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1:20:32.870495496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32.8741974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3:27.801050564</dc:date>
    <dc:language>pt-PT</dc:language>
    <meta:editing-cycles>662</meta:editing-cycles>
    <meta:editing-duration>P3DT14H46M12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